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4000002805A6E6B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0535in" svg:height="5.2008in" draw:z-index="0"><draw:image xlink:href="Pictures/1000000100000364000002805A6E6B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21:52:10.601437886</meta:creation-date>
    <dc:date>2025-11-05T21:53:08.390585016</dc:date>
    <meta:editing-duration>PT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